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pace Grotesk" svg:font-family="'Space Grotesk', system-ui, sans-serif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Space Grotesk" fo:font-size="7pt" fo:letter-spacing="normal" fo:font-style="normal" fo:font-weight="normal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Resumo e KPIs</text:h>
      <text:p text:style-name="Text_20_body"><text:span text:style-name="Strong_20_Emphasis">Objetivo:</text:span> Aumentar o volume de leads em 50% focando na audiência de 25 a 45 anos interessada em Inteligência Artificial e Blockchain.<text:line-break/><text:span text:style-name="Strong_20_Emphasis">Público-alvo:</text:span> Adultos de 25 a 45 anos com interesse em IA e Blockchain.<text:line-break/><text:span text:style-name="Strong_20_Emphasis">Orçamento:</text:span> R$ 500.000.</text:p>
      <text:p text:style-name="Text_20_body"><text:span text:style-name="Strong_20_Emphasis">KPIs com metas quantitativas por canal:</text:span></text:p>
      <text:list xml:id="list2543920612" text:style-name="L1">
        <text:list-item>
          <text:p text:style-name="P2">Redes Sociais (Facebook, LinkedIn, Instagram): CTR ≥ 3,0%, engajamento (curtidas + comentários + compartilhamentos) ≥ 8% da audiência atingida.</text:p>
        </text:list-item>
        <text:list-item>
          <text:p text:style-name="P2">Email Marketing: Taxa de abertura ≥ 25%, CTR ≥ 5%, CPL ≤ R$ 35.</text:p>
        </text:list-item>
        <text:list-item>
          <text:p text:style-name="P2">Mídia Paga (Google Ads, Facebook Ads): CPL ≤ R$ 40, taxa de conversão ≥ 6%.</text:p>
        </text:list-item>
        <text:list-item>
          <text:p text:style-name="P2">Eventos (online e presencial): Inscrições ≥ 400, taxa de participação ≥ 75%.</text:p>
        </text:list-item>
        <text:list-item>
          <text:p text:style-name="P1">Parcerias com influencers: Crescimento de seguidores nas contas parceiras ≥ 12%, geração de leads atribuída aos parceiros ≥ 20% do total.</text:p>
        </text:list-item>
      </text:list>
      <text:h text:style-name="Heading_20_2" text:outline-level="2">2. Timeline</text:h>
      <text:p text:style-name="Text_20_body">| Período | Atividade | Descrição | |---------------|---------------------------|-----------------------------------------------------------| | Semana 0-1 | Planejamento detalhado | Definição dos canais, briefing criativo, seleção de parceiros e influencers. | | Semana 1-2 | Produção de conteúdo | Criação de materiais para mídias sociais, e-mails, landing pages e anúncios. | | Semana 2-3 | Testes e ajustes | Teste A/B em anúncios, envios de emails piloto e alinhamento de eventos. | | Semana 3-4 | Lançamento da campanha | Publicação das peças, início das ações de mídia paga, divulgação de eventos e parcerias. | | Semana 4-5 | Monitoramento e otimização | Análise de dados, ajustes de estratégias, remarketing e incentivo ao engajamento. | | Semana +5 | Relatório e follow-up | Consolidação dos resultados da campanha, análise de KPIs e sugestões para próximos ciclos. |</text:p>
      <text:h text:style-name="Heading_20_2" text:outline-level="2">3. Canais e estratégias</text:h>
      <text:p text:style-name="P3">&lt;details&gt;&lt;summary&gt;Detalhar canais&lt;/summary&gt;</text:p>
      <text:p text:style-name="Text_20_body"><text:span text:style-name="Strong_20_Emphasis">Redes Sociais (Facebook, Instagram, LinkedIn):</text:span></text:p>
      <text:list xml:id="list4173227007" text:style-name="L2">
        <text:list-item>
          <text:p text:style-name="P5">Abordagem: Conteúdos educativos e inspiradores sobre IA e Blockchain, com vídeos curtos, infográficos e depoimentos.</text:p>
        </text:list-item>
        <text:list-item>
          <text:p text:style-name="P5">Conteúdo-chave: Cases de sucesso, tendências de mercado e desafios resolvidos com tecnologia.</text:p>
        </text:list-item>
        <text:list-item>
          <text:p text:style-name="P5">Meta: CTR ≥ 3%, engajamento ≥ 8%.</text:p>
        </text:list-item>
        <text:list-item>
          <text:p text:style-name="P4">Revisão: Análise semanal para ajustar publicações e horários.</text:p>
        </text:list-item>
      </text:list>
      <text:p text:style-name="Text_20_body"><text:span text:style-name="Strong_20_Emphasis">Email Marketing:</text:span></text:p>
      <text:list xml:id="list935694818" text:style-name="L3">
        <text:list-item>
          <text:p text:style-name="P7">Abordagem: Sequência de nutrição personalizada, convidando para webinars e conteúdos exclusivos.</text:p>
        </text:list-item>
        <text:list-item>
          <text:p text:style-name="P7">Conteúdo-chave: E-books, newsletters, convites para eventos.</text:p>
        </text:list-item>
        <text:list-item>
          <text:p text:style-name="P7">Meta: Abertura ≥ 25%, CTR ≥ 5%, CPL ≤ R$ 35.</text:p>
        </text:list-item>
        <text:list-item>
          <text:p text:style-name="P6">Revisão: Monitoramento semanal das taxas para ajustar assunto e conteúdo.</text:p>
        </text:list-item>
      </text:list>
      <text:p text:style-name="Text_20_body"><text:soft-page-break/><text:span text:style-name="Strong_20_Emphasis">Mídia Paga (Google Ads, Facebook Ads):</text:span></text:p>
      <text:list xml:id="list3787664947" text:style-name="L4">
        <text:list-item>
          <text:p text:style-name="P9">Abordagem: Campanhas segmentadas por interesse e comportamento, incluindo remarketing.</text:p>
        </text:list-item>
        <text:list-item>
          <text:p text:style-name="P9">Conteúdo-chave: Anúncios com CTA claros para conversão em landing pages específicas.</text:p>
        </text:list-item>
        <text:list-item>
          <text:p text:style-name="P9">Meta: CPL ≤ R$ 40, conversão ≥ 6%.</text:p>
        </text:list-item>
        <text:list-item>
          <text:p text:style-name="P8">Revisão: Monitoramento e otimização diária nas primeiras semanas, semanal após estabilização.</text:p>
        </text:list-item>
      </text:list>
      <text:p text:style-name="Text_20_body"><text:span text:style-name="Strong_20_Emphasis">Eventos Online e Presenciais:</text:span></text:p>
      <text:list xml:id="list2252401505" text:style-name="L5">
        <text:list-item>
          <text:p text:style-name="P11">Abordagem: Workshops e webinars focados nas aplicações práticas de IA e Blockchain.</text:p>
        </text:list-item>
        <text:list-item>
          <text:p text:style-name="P11">Conteúdo-chave: Palestrantes especialistas e demonstrações ao vivo.</text:p>
        </text:list-item>
        <text:list-item>
          <text:p text:style-name="P11">Meta: Inscrições ≥ 400, participação ≥ 75%.</text:p>
        </text:list-item>
        <text:list-item>
          <text:p text:style-name="P10">Revisão: Ajustes na comunicação pré-evento com base na taxa de inscrições.</text:p>
        </text:list-item>
      </text:list>
      <text:p text:style-name="Text_20_body"><text:span text:style-name="Strong_20_Emphasis">Parcerias com Influencers:</text:span></text:p>
      <text:list xml:id="list3145443538" text:style-name="L6">
        <text:list-item>
          <text:p text:style-name="P13">Abordagem: Co-criação de conteúdo, lives e menções para geração de leads.</text:p>
        </text:list-item>
        <text:list-item>
          <text:p text:style-name="P13">Conteúdo-chave: Cases de sucesso, depoimentos pessoais e convites para eventos.</text:p>
        </text:list-item>
        <text:list-item>
          <text:p text:style-name="P13">Meta: +12% seguidores, leads parceiros ≥ 20%.</text:p>
        </text:list-item>
        <text:list-item>
          <text:p text:style-name="P12">Revisão: Acompanhamento semanal do engajamento gerado.</text:p>
        </text:list-item>
      </text:list>
      <text:p text:style-name="P3">&lt;/details&gt;</text:p>
      <text:h text:style-name="Heading_20_2" text:outline-level="2">4. Integração e mensuração</text:h>
      <text:list xml:id="list4201534188" text:style-name="L7">
        <text:list-item>
          <text:p text:style-name="P15">Fontes de dados:</text:p>
          <text:list>
            <text:list-item>
              <text:p text:style-name="P15">Google Analytics 4 (GA4) para tráfego e comportamento em landing pages.</text:p>
            </text:list-item>
            <text:list-item>
              <text:p text:style-name="P15">HubSpot para gestão de leads e automação de e-mails.</text:p>
            </text:list-item>
            <text:list-item>
              <text:p text:style-name="P15">RD Station para campanhas de e-mail marketing e classificação de leads.</text:p>
            </text:list-item>
            <text:list-item>
              <text:p text:style-name="P15">Plataformas de mídia paga (Google Ads, Facebook Ads) para relatórios de desempenho e CPL.</text:p>
            </text:list-item>
            <text:list-item>
              <text:p text:style-name="P15">Ferramentas de eventos para controle de inscrições e participações.</text:p>
            </text:list-item>
          </text:list>
        </text:list-item>
        <text:list-item>
          <text:p text:style-name="P15">Frequência de atualização: Relatórios de desempenho gerados semanalmente.</text:p>
        </text:list-item>
        <text:list-item>
          <text:p text:style-name="P14">Formato: Dashboard interativo para acompanhamento diário, relatório PDF com análise sumarizada para reuniões semanais.</text:p>
        </text:list-item>
      </text:list>
      <text:h text:style-name="Heading_20_2" text:outline-level="2">5. Próximos passos com datas-chave</text:h>
      <text:list xml:id="list1532328383" text:style-name="L8">
        <text:list-item>
          <text:p text:style-name="P17">(03-07/11) – Responsável: Planejamento de Marketing – Finalizar definição de canais e briefing completo.</text:p>
        </text:list-item>
        <text:list-item>
          <text:p text:style-name="P17">(04-14/11) – Responsável: Criação – Desenvolvimento e aprovação dos conteúdos para toda campanha.</text:p>
        </text:list-item>
        <text:list-item>
          <text:p text:style-name="P17">(10-17/11) – Responsável: Performance – Estruturação e programação das campanhas de mídia paga e e-mail marketing.</text:p>
        </text:list-item>
        <text:list-item>
          <text:p text:style-name="P17">(18-24/11) – Responsável: Suporte e Eventos – Preparação logística e divulgação inicial dos eventos.</text:p>
        </text:list-item>
        <text:list-item>
          <text:p text:style-name="P17">(30/11) – Responsável: Coordenação Geral – Lançamento oficial da campanha.</text:p>
        </text:list-item>
        <text:list-item>
          <text:p text:style-name="P16"><text:soft-page-break/>(+07/12) – Responsável: Análise de Dados – Avaliação dos primeiros resultados e ajustes estratégicos.</text:p>
        </text:list-item>
      </text:list>
      <text:h text:style-name="Heading_20_2" text:outline-level="2">6. Aprendizados e cross-run</text:h>
      <text:p text:style-name="Text_20_body">Nenhum histórico prévio informado, portanto não há dados para comparação ou recomendações baseadas em campanhas passadas.</text:p>
      <text:h text:style-name="Heading_20_2" text:outline-level="2">7. Insights automatizados</text:h>
      <text:list xml:id="list1254208346" text:style-name="L9">
        <text:list-item>
          <text:p text:style-name="P19">Priorizar testes A/B na fase inicial para anúncios e títulos de e-mails para garantir o melhor CPL e taxa de abertura.</text:p>
        </text:list-item>
        <text:list-item>
          <text:p text:style-name="P19">Intensificar o trabalho com influencers para ampliar o alcance orgânico e gerar leads qualificados desde o início.</text:p>
        </text:list-item>
        <text:list-item>
          <text:p text:style-name="P18">Monitorar rigidamente os eventos para antecipar abandono e aumentar a participação com lembretes e conteúdos exclusivos pré-evento.</text:p>
        </text:list-item>
      </text:list>
      <text:p text:style-name="Text_20_body">Vamos transformar a jornada do seu público-alvo em uma experiência memorável que acelere a geração de leads e fortaleça sua presença no universo de IA e Blockchain! 🚀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pace Grotesk" svg:font-family="'Space Grotesk', 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11:39:35.215000000</meta:creation-date>
    <dc:date>2025-11-03T11:39:49.791000000</dc:date>
    <meta:editing-duration>PT14S</meta:editing-duration>
    <meta:editing-cycles>1</meta:editing-cycles>
    <meta:document-statistic meta:table-count="0" meta:image-count="0" meta:object-count="0" meta:page-count="3" meta:paragraph-count="61" meta:word-count="788" meta:character-count="5243" meta:non-whitespace-character-count="4549"/>
    <meta:generator>LibreOffice/7.3.2.2$Windows_X86_64 LibreOffice_project/49f2b1bff42cfccbd8f788c8dc32c1c309559be0</meta:generator>
  </office:meta>
</office:document-meta>
</file>